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fo:padding="0.049cm" fo:border="0.06pt solid #e3e3e3"/>
      <style:text-properties loext:padding="0.049cm" loext:border="0.06pt solid #e3e3e3"/>
    </style:style>
    <style:style style:name="P2" style:family="paragraph" style:parent-style-name="Standard">
      <style:text-properties officeooo:rsid="0006040d" officeooo:paragraph-rsid="0006040d"/>
    </style:style>
    <style:style style:name="P3" style:family="paragraph" style:parent-style-name="Standard">
      <style:text-properties officeooo:rsid="0006040d" officeooo:paragraph-rsid="0006040d" loext:padding="0.049cm" loext:border="0.06pt solid #e3e3e3"/>
    </style:style>
    <style:style style:name="P4"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5"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7" style:family="paragraph" style:parent-style-name="Text_20_body" style:list-style-name="L34">
      <style:paragraph-properties fo:margin-left="0cm" fo:margin-right="0cm" fo:text-indent="0cm" style:auto-text-indent="false" fo:padding="0.049cm" fo:border="0.06pt solid #e3e3e3"/>
    </style:style>
    <style:style style:name="T1"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LIGENCIA ARTIFICIAL</text:p>
      <text:p text:style-name="P2">(comenzamos con gemini)</text:p>
      <text:p text:style-name="Standard"/>
      <text:p text:style-name="Standard">¿Qué es la Inteligencia artificial? indica los tipos de IA y explica lasias generativas. </text:p>
      <text:p text:style-name="Standard">¿Qué es la Inteligencia Artificial?</text:p>
      <text:p text:style-name="Standard">La inteligencia artificial (IA) es un campo de la informática que busca crear máquinas que puedan simular la inteligencia humana. Esto incluye la capacidad de aprender, razonar, resolver problemas, tomar decisiones y realizar acciones de forma autónoma.</text:p>
      <text:p text:style-name="Standard"/>
      <text:p text:style-name="Standard">Tipos de IA</text:p>
      <text:p text:style-name="Standard">Existen diferentes tipos de IA, que se pueden clasificar según su capacidad y funcionalidad:</text:p>
      <text:p text:style-name="Standard"/>
      <text:p text:style-name="Standard">Máquinas reactivas: Son las más básicas y solo pueden responder a estímulos del entorno actual. No tienen memoria ni capacidad de planificación. Un ejemplo es un programa de ajedrez que juega sin tener en cuenta el historial de partidas anteriores.</text:p>
      <text:p text:style-name="Standard">Máquinas con memoria limitada: Tienen la capacidad de almacenar información del pasado y usarla para tomar decisiones en el presente. Un ejemplo es un sistema de recomendación de productos que analiza las compras anteriores de un usuario para sugerirle nuevos productos.</text:p>
      <text:p text:style-name="Standard">Teoría de la mente (Theory of mind AI): Son capaces de comprender las creencias, deseos e intenciones de otros agentes. Esto les permite interactuar con ellos de forma más natural y efectiva. Un ejemplo es un robot social que puede colaborar con humanos en tareas complejas.</text:p>
      <text:p text:style-name="Standard">Autoconciencia: Son capaces de comprender su propio estado interno y de actuar en función de él. Este es el tipo de IA más avanzado y todavía está en desarrollo.</text:p>
      <text:p text:style-name="Standard">IA Generativa</text:p>
      <text:p text:style-name="Standard">La IA generativa es un tipo de IA que se centra en la creación de nuevos datos, como texto, imágenes, música o código. Se basa en algoritmos de aprendizaje automático que son entrenados con grandes cantidades de datos para aprender a generar nuevos datos similares a los que han sido entrenados.</text:p>
      <text:p text:style-name="Standard"/>
      <text:p text:style-name="Standard">Las aplicaciones de la IA generativa son muy diversas:</text:p>
      <text:p text:style-name="Standard"/>
      <text:p text:style-name="Standard">Creación de contenido: Se puede utilizar para generar artículos, poemas, guiones, canciones, etc.</text:p>
      <text:p text:style-name="Standard">Diseño gráfico: Se puede utilizar para crear imágenes, logos, banners, etc.</text:p>
      <text:p text:style-name="Standard">Desarrollo de software: Se puede utilizar para generar código, scripts, etc.</text:p>
      <text:p text:style-name="Standard">Descubrimiento de fármacos: Se puede utilizar para generar nuevas moléculas con potencial terapéutico.</text:p>
      <text:p text:style-name="Standard">Traducción automática: Se puede utilizar para traducir textos de un idioma a otro.</text:p>
      <text:p text:style-name="Standard">Las ventajas de la IA generativa son:</text:p>
      <text:p text:style-name="Standard"/>
      <text:p text:style-name="Standard">Puede ayudar a los humanos a ser más creativos.</text:p>
      <text:p text:style-name="Standard">Puede automatizar tareas tediosas y repetitivas.</text:p>
      <text:p text:style-name="Standard">Puede ayudar a resolver problemas complejos.</text:p>
      <text:p text:style-name="Standard">Los riesgos de la IA generativa son:</text:p>
      <text:p text:style-name="Standard"/>
      <text:p text:style-name="Standard">Se puede utilizar para crear contenido falso o engañoso.</text:p>
      <text:p text:style-name="Standard">Se puede utilizar para manipular a las personas.</text:p>
      <text:p text:style-name="Standard">Se puede utilizar para crear armas autónomas.</text:p>
      <text:p text:style-name="Standard">En resumen, la IA generativa es una herramienta poderosa que tiene el potencial de cambiar el mundo de muchas maneras. Es importante que usemos esta tecnología de manera responsable y ética.</text:p>
      <text:p text:style-name="Standard"/>
      <text:p text:style-name="Standard">imagen de perfil</text:p>
      <text:p text:style-name="Standard"><text:soft-page-break/>Indica las diferencias entre ia generativa y laia general</text:p>
      <text:p text:style-name="Standard">Diferencias entre IA Generativa y AGI (Inteligencia General Artificial)</text:p>
      <text:p text:style-name="Standard">Objetivo:</text:p>
      <text:p text:style-name="Standard"/>
      <text:p text:style-name="Standard">IA Generativa: Se centra en la creación de nuevos datos, como texto, imágenes, música o código.</text:p>
      <text:p text:style-name="Standard">AGI: Aspira a desarrollar sistemas de IA tan capaces como los seres humanos en una variedad de tareas cognitivas.</text:p>
      <text:p text:style-name="Standard">Capacidades:</text:p>
      <text:p text:style-name="Standard"/>
      <text:p text:style-name="Standard">IA Generativa: Es experta en generar contenido nuevo a partir de datos existentes, pero no tiene un entendimiento profundo del mundo ni la capacidad de razonar y tomar decisiones como un humano.</text:p>
      <text:p text:style-name="Standard">AGI: Sería capaz de comprender el mundo a un nivel similar al humano, realizar tareas complejas y resolver problemas de forma autónoma.</text:p>
      <text:p text:style-name="Standard">Ejemplos:</text:p>
      <text:p text:style-name="Standard"/>
      <text:p text:style-name="Standard">IA Generativa: Los modelos de lenguaje que generan texto, las herramientas de diseño gráfico que crean imágenes a partir de descripciones textuales, los sistemas de recomendación de productos.</text:p>
      <text:p text:style-name="Standard">AGI: Un robot que pueda navegar por un entorno desconocido, mantener una conversación con un humano sobre cualquier tema, o escribir una novela.</text:p>
      <text:p text:style-name="Standard">Estado actual:</text:p>
      <text:p text:style-name="Standard"/>
      <text:p text:style-name="Standard">IA Generativa: La IA generativa ya está siendo utilizada en una variedad de aplicaciones, aunque todavía está en desarrollo y tiene limitaciones.</text:p>
      <text:p text:style-name="Standard">AGI: La AGI es un campo de investigación muy activo, pero aún no se ha logrado un sistema que pueda considerarse como AGI.</text:p>
      <text:p text:style-name="Standard">Riesgos:</text:p>
      <text:p text:style-name="Standard"/>
      <text:p text:style-name="Standard">IA Generativa: Se puede utilizar para crear contenido falso o engañoso, o para manipular a las personas.</text:p>
      <text:p text:style-name="Standard">AGI: Si no se desarrolla de forma responsable, la AGI podría suponer una amenaza para la humanidad.</text:p>
      <text:p text:style-name="Standard">En resumen:</text:p>
      <text:p text:style-name="Standard"/>
      <text:p text:style-name="Standard">La IA generativa es una herramienta poderosa para crear contenido nuevo, pero no tiene la capacidad de pensar y actuar como un humano.</text:p>
      <text:p text:style-name="Standard">La AGI es un objetivo más ambicioso que busca crear sistemas de IA con inteligencia a nivel humano, pero aún no se ha logrado.</text:p>
      <text:p text:style-name="Standard">Es importante que tanto la IA generativa como la AGI se desarrollen de forma responsable y ética para evitar riesgos potenciales.</text:p>
      <text:p text:style-name="Standard"/>
      <text:p text:style-name="Standard">imagen de perfil</text:p>
      <text:p text:style-name="Standard">gemini es una ia generativa ¿puedes indicar de manera detallada como funcioans y que son los tokens ?</text:p>
      <text:p text:style-name="Standard">Mostrar versione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Preguntamos a chatgpt)</text:p>
      <text:p text:style-name="P2"/>
      <text:p text:style-name="P3">chatgpt es una ia generativa ¿puedes indicar de manera detallada como funcioans y que son los tokens ?</text:p>
      <text:p text:style-name="P4">ChatGPT</text:p>
      <text:p text:style-name="P5">Claro, con gusto te explicaré cómo funciona ChatGPT y qué son los tokens.</text:p>
      <text:h text:style-name="P1" text:outline-level="3">¿Cómo funciona ChatGPT?</text:h>
      <text:list text:style-name="L34">
        <text:list-item>
          <text:p text:style-name="P7"><text:span text:style-name="Strong_20_Emphasis"><text:span text:style-name="T1">Entrada de datos</text:span></text:span><text:span text:style-name="T1">: Cuando le das una entrada a ChatGPT, como una pregunta o un fragmento de texto, la IA procesa esa entrada para entender su contexto y significado.</text:span></text:p>
        </text:list-item>
        <text:list-item>
          <text:p text:style-name="P7"><text:span text:style-name="Strong_20_Emphasis"><text:span text:style-name="T1">Modelo de lenguaje</text:span></text:span><text:span text:style-name="T1">: ChatGPT utiliza un modelo de lenguaje, específicamente una red neuronal llamada Transformer, que ha sido entrenada en una gran cantidad de texto para comprender el lenguaje humano y generar respuestas coherentes y relevantes.</text:span></text:p>
        </text:list-item>
        <text:list-item>
          <text:p text:style-name="P7"><text:span text:style-name="Strong_20_Emphasis"><text:span text:style-name="T1">Generación de respuesta</text:span></text:span><text:span text:style-name="T1">: Una vez que comprende la entrada, el modelo genera una respuesta basada en su comprensión del contexto y su capacidad para predecir palabras o frases que son probablemente las más adecuadas como respuesta.</text:span></text:p>
        </text:list-item>
        <text:list-item>
          <text:p text:style-name="P7"><text:span text:style-name="Strong_20_Emphasis"><text:span text:style-name="T1">Evaluación y refinamiento</text:span></text:span><text:span text:style-name="T1">: Después de generar una respuesta, el modelo evalúa su coherencia y relevancia antes de enviarla como salida. Esto implica verificar si la respuesta tiene sentido en el contexto dado y si es gramaticalmente correcta.</text:span></text:p>
        </text:list-item>
      </text:list>
      <text:h text:style-name="P1" text:outline-level="3">¿Qué son los tokens?</text:h>
      <text:p text:style-name="P5">Los tokens son las unidades básicas de texto que el modelo procesa durante su entrenamiento y uso. En el contexto de la IA generativa como ChatGPT, los tokens son generalmente palabras individuales o partes de palabras (subtokens) que han sido asignadas a representaciones numéricas.</text:p>
      <text:p text:style-name="P5">Por ejemplo, en una oración como "El gato está durmiendo en la alfombra", cada palabra ("El", "gato", "está", etc.) sería un token. Antes de que esta oración pueda ser procesada por el modelo, cada token se convierte en una representación numérica única según un cierto esquema de codificación, como la codificación de caracteres o subpalabras.</text:p>
      <text:p text:style-name="P5">Durante el entrenamiento del modelo, estas representaciones numéricas son utilizadas para ajustar los parámetros de la red neuronal, de modo que el modelo aprenda a generar respuestas coherentes y relevantes basadas en los patrones presentes en los datos de entrenamiento.</text:p>
      <text:p text:style-name="P5">En resumen, los tokens son las unidades básicas de texto que el modelo utiliza para comprender y generar lenguaje, y son esenciales para el funcionamiento de las redes neuronales como ChatGPT.</text:p>
      <text:p text:style-name="P6"><text:soft-page-break/></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mo funciona Gemini, la IA Generativa de Google:</text:p>
      <text:p text:style-name="Standard">Gemini es una IA generativa multimodal de Google que puede procesar y generar texto, imágenes y audio. Funciona a través de una serie de pasos:</text:p>
      <text:p text:style-name="Standard"/>
      <text:p text:style-name="Standard">1. Preprocesamiento:</text:p>
      <text:p text:style-name="Standard"/>
      <text:p text:style-name="Standard">Los datos de entrada (texto, imágenes o audio) se convierten en un formato que el modelo pueda entender.</text:p>
      <text:p text:style-name="Standard">El texto se tokeniza, dividiéndolo en unidades más pequeñas como palabras o caracteres.</text:p>
      <text:p text:style-name="Standard">Las imágenes se convierten en matrices de números que representan el color y la intensidad de cada píxel.</text:p>
      <text:p text:style-name="Standard">El audio se convierte en una secuencia de espectrogramas, que son representaciones visuales de las frecuencias de sonido.</text:p>
      <text:p text:style-name="Standard">2. Codificación:</text:p>
      <text:p text:style-name="Standard"/>
      <text:p text:style-name="Standard">Los datos preprocesados se codifican en un vector de números.</text:p>
      <text:p text:style-name="Standard">Este vector se utiliza como entrada para la red neuronal.</text:p>
      <text:p text:style-name="Standard">3. Red neuronal:</text:p>
      <text:p text:style-name="Standard"/>
      <text:p text:style-name="Standard">La red neuronal es un sistema de algoritmos que aprende a partir de los datos.</text:p>
      <text:p text:style-name="Standard">Está compuesta por muchas capas de unidades interconectadas.</text:p>
      <text:p text:style-name="Standard">Cada capa aprende a realizar una tarea específica.</text:p>
      <text:p text:style-name="Standard">Las capas trabajan juntas para generar la salida final.</text:p>
      <text:p text:style-name="Standard">4. Decodificación:</text:p>
      <text:p text:style-name="Standard"><text:soft-page-break/></text:p>
      <text:p text:style-name="Standard">La red neuronal genera un vector de números como salida.</text:p>
      <text:p text:style-name="Standard">Este vector se decodifica para producir la salida final, que puede ser texto, imágenes o audio.</text:p>
      <text:p text:style-name="Standard">5. Postprocesamiento:</text:p>
      <text:p text:style-name="Standard"/>
      <text:p text:style-name="Standard">La salida final se puede formatear para que sea más fácil de usar.</text:p>
      <text:p text:style-name="Standard">Por ejemplo, el texto se puede convertir en oraciones completas, las imágenes se pueden mostrar en una pantalla y el audio se puede reproducir en un altavoz.</text:p>
      <text:p text:style-name="Standard">¿Qué son los tokens?</text:p>
      <text:p text:style-name="Standard"/>
      <text:p text:style-name="Standard">En el contexto de la IA generativa, un token es una unidad básica de información que el modelo puede procesar. Los tokens pueden ser palabras, caracteres, números, imágenes o cualquier otro tipo de dato.</text:p>
      <text:p text:style-name="Standard"/>
      <text:p text:style-name="Standard">El tamaño de la ventana de contexto determina cuántos tokens se tienen en cuenta a la hora de generar la siguiente salida. Una ventana de contexto más grande permite al modelo tener en cuenta más información y generar una salida más precisa y coherente.</text:p>
      <text:p text:style-name="Standard"/>
      <text:p text:style-name="Standard">Ejemplo:</text:p>
      <text:p text:style-name="Standard"/>
      <text:p text:style-name="Standard">Supongamos que queremos que Gemini genere la siguiente frase: "El perro se sentó en la alfombra".</text:p>
      <text:p text:style-name="Standard"/>
      <text:p text:style-name="Standard">La ventana de contexto se establece en 3 tokens.</text:p>
      <text:p text:style-name="Standard">El modelo comienza con la siguiente información: "El perro".</text:p>
      <text:p text:style-name="Standard">El modelo genera la siguiente palabra: "se".</text:p>
      <text:p text:style-name="Standard">La ventana de contexto ahora es "El perro se".</text:p>
      <text:p text:style-name="Standard">El modelo genera la siguiente palabra: "sentó".</text:p>
      <text:p text:style-name="Standard">La ventana de contexto ahora es "El perro se sentó".</text:p>
      <text:p text:style-name="Standard">El modelo genera la siguiente palabra: "en".</text:p>
      <text:p text:style-name="Standard">La ventana de contexto ahora es "El perro se sentó en".</text:p>
      <text:p text:style-name="Standard">El modelo genera la siguiente palabra: "la".</text:p>
      <text:p text:style-name="Standard">La ventana de contexto ahora es "El perro se sentó en la".</text:p>
      <text:p text:style-name="Standard">El modelo genera la siguiente palabra: "alfombra".</text:p>
      <text:p text:style-name="Standard">La ventana de contexto ayuda al modelo a generar una frase que sea gramaticalmente correcta y que tenga sentido en el contexto de la oración anterior.</text:p>
      <text:p text:style-name="Standard"/>
      <text:p text:style-name="Standard">En resumen:</text:p>
      <text:p text:style-name="Standard"/>
      <text:p text:style-name="Standard">Gemini es una IA generativa multimodal que puede procesar y generar texto, imágenes y audio.</text:p>
      <text:p text:style-name="Standard">Funciona a través de una serie de pasos, incluyendo preprocesamiento, codificación, red neuronal, decodificación y postprocesamiento.</text:p>
      <text:p text:style-name="Standard">Los tokens son unidades básicas de información que el modelo puede procesar.</text:p>
      <text:p text:style-name="Standard">La ventana de contexto determina cuántos tokens se tienen en cuenta a la hora de generar la siguiente salida.</text:p>
      <text:p text:style-name="Standard">Espero que esta información te haya sido út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0:10:47.021243317</meta:creation-date>
    <dc:date>2024-02-24T10:15:12.485617180</dc:date>
    <meta:editing-duration>PT4M26S</meta:editing-duration>
    <meta:editing-cycles>1</meta:editing-cycles>
    <meta:document-statistic meta:table-count="0" meta:image-count="0" meta:object-count="0" meta:page-count="5" meta:paragraph-count="111" meta:word-count="1669" meta:character-count="10306" meta:non-whitespace-character-count="8751"/>
    <meta:generator>LibreOffice/7.6.2.1$Linux_X86_64 LibreOffice_project/56f7684011345957bbf33a7ee678afaf4d2ba333</meta:generator>
  </office:meta>
</office:document-meta>
</file>